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222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302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usd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usd"/>
          <table:table-cell office:value="202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004975124378109453" office:value-type="float" table:style-name="taxable_event_percent"/>
          <table:table-cell office:value="202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1/2: 0.01000000 of 2.01000000 B2</text:p>
          </table:table-cell>
          <table:table-cell office:value-type="string" table:style-name="from_lot_default">
            <text:p>2019-04-01 09:45:00+00:00</text:p>
          </table:table-cell>
          <table:table-cell office:value="0.0025" office:value-type="float" table:style-name="from_lot_percent"/>
          <table:table-cell office:value="141.0" office:value-type="float" table:style-name="from_lot_usd"/>
          <table:table-cell office:value="1.0" office:value-type="float" table:style-name="from_lot_usd"/>
          <table:table-cell office:value="141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9950248756218906" office:value-type="float" table:style-name="taxable_event_percent"/>
          <table:table-cell office:value="40400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alt_default">
            <text:p>2020-05-01 14:03:00+00:00</text:p>
          </table:table-cell>
          <table:table-cell office:value="0.4" office:value-type="float" table:style-name="from_lot_alt_percent"/>
          <table:table-cell office:value="30200.0" office:value-type="float" table:style-name="from_lot_alt_usd"/>
          <table:table-cell office:value="200.0" office:value-type="float" table:style-name="from_lot_alt_usd"/>
          <table:table-cell office:value="30200.0" office:value-type="float" table:style-name="highlighted_usd"/>
          <table:table-cell office:value="15000.0" office:value-type="float" table:style-name="from_lot_al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usd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22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288.0" office:value-type="float" table:style-name="highlighted_usd"/>
          <table:table-cell office:value="14400.0" office:value-type="float" table:style-name="taxable_event_usd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default">
            <text:p>2016-01-01 08:41:00+00:00</text:p>
          </table:table-cell>
          <table:table-cell office:value="0.02" office:value-type="float" table:style-name="from_lot_percent"/>
          <table:table-cell office:value="222.0" office:value-type="float" table:style-name="from_lot_usd"/>
          <table:table-cell office:value="2.0" office:value-type="float" table:style-name="from_lot_usd"/>
          <table:table-cell office:value="222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1-07-21 10:02:02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856.0" office:value-type="float" table:style-name="highlighted_border_usd"/>
          <table:table-cell office:value="21400.0" office:value-type="float" table:style-name="taxable_event_al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16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usd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usd"/>
          <table:table-cell office:value="202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30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288.0" office:value-type="float" table:style-name="highlighted_usd"/>
          <table:table-cell office:value="14400.0" office:value-type="float" table:style-name="taxable_event_usd"/>
          <table:table-cell office:value-type="string" table:style-name="taxable_event_note_default">
            <text:p>1/1: 0.02000000 of 0.02000000 B4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usd"/>
          <table:table-cell office:value="2.0" office:value-type="float" table:style-name="from_lot_usd"/>
          <table:table-cell office:value="302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1-06-11 05:31:00+00:00</text:p>
          </table:table-cell>
          <table:table-cell office:value-type="string" table:style-name="taxable_event_alt_border_default">
            <text:p>OUT / SELL</text:p>
          </table:table-cell>
          <table:table-cell office:value="1.0" office:value-type="float" table:style-name="taxable_event_alt_border_percent"/>
          <table:table-cell office:value="40602.0" office:value-type="float" table:style-name="highlighted_border_usd"/>
          <table:table-cell office:value="20200.0" office:value-type="float" table:style-name="taxable_event_al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usd"/>
          <table:table-cell office:value="21400.0" office:value-type="float" table:style-name="taxable_even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4:58:33.443917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